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y a structural superposition based on the sequence information alone rather unreliable fur distantly related sequenc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6:03:13</meta:creation-date>
    <meta:generator>LibreOffice/3.5$Linux_X86_64 LibreOffice_project/350m1$Build-413</meta:generator>
    <dc:date>2013-11-25T16:06:03</dc:date>
    <meta:editing-duration>P0D</meta:editing-duration>
    <meta:editing-cycles>1</meta:editing-cycles>
    <meta:document-statistic meta:table-count="0" meta:image-count="0" meta:object-count="0" meta:page-count="1" meta:paragraph-count="1" meta:word-count="16" meta:character-count="121" meta:non-whitespace-character-count="106"/>
  </office:meta>
</office:document-meta>
</file>